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style:font-name="Georgia" fo:letter-spacing="normal" fo:font-style="normal" fo:font-weight="bold" officeooo:rsid="00158717" officeooo:paragraph-rsid="00158717" style:font-weight-asian="bold" style:font-weight-complex="bold"/>
    </style:style>
    <style:style style:name="P2" style:family="paragraph" style:parent-style-name="Preformatted_20_Text">
      <style:paragraph-properties fo:margin-top="0in" fo:margin-bottom="0in" loext:contextual-spacing="false" fo:text-align="start" style:justify-single-word="false" fo:orphans="2" fo:widows="2" fo:padding="0in" fo:border="none"/>
      <style:text-properties fo:font-variant="normal" fo:text-transform="none" style:font-name="Georgia" fo:font-size="6pt" fo:letter-spacing="normal" fo:font-style="normal" fo:font-weight="normal" style:font-size-asian="10pt" style:font-size-complex="10pt"/>
    </style:style>
    <style:style style:name="P3" style:family="paragraph" style:parent-style-name="Preformatted_20_Text">
      <style:paragraph-properties fo:margin-top="0in" fo:margin-bottom="0in" loext:contextual-spacing="false" fo:text-align="start" style:justify-single-word="false" fo:orphans="2" fo:widows="2" fo:padding="0in" fo:border="none"/>
      <style:text-properties fo:font-variant="normal" fo:text-transform="none" style:font-name="Georgia" fo:font-size="6pt" fo:letter-spacing="normal" fo:font-style="normal" fo:font-weight="bold" style:font-size-asian="10pt" style:font-weight-asian="bold" style:font-size-complex="10pt" style:font-weight-complex="bold"/>
    </style:style>
    <style:style style:name="P4" style:family="paragraph" style:parent-style-name="Preformatted_20_Text">
      <style:paragraph-properties fo:margin-top="0in" fo:margin-bottom="0in" loext:contextual-spacing="false" fo:text-align="start" style:justify-single-word="false" fo:orphans="2" fo:widows="2" fo:padding="0in" fo:border="none"/>
      <style:text-properties style:font-name="Georgia" fo:font-size="6pt" style:font-size-asian="10pt" style:font-size-complex="10pt"/>
    </style:style>
    <style:style style:name="P5" style:family="paragraph" style:parent-style-name="Standard">
      <style:text-properties style:font-name="Georgia" officeooo:rsid="00158717" officeooo:paragraph-rsid="00158717"/>
    </style:style>
    <style:style style:name="P6" style:family="paragraph" style:parent-style-name="Standard">
      <style:text-properties style:font-name="Georgia" officeooo:rsid="0015daa3" officeooo:paragraph-rsid="0015daa3"/>
    </style:style>
    <style:style style:name="P7" style:family="paragraph" style:parent-style-name="Standard">
      <style:text-properties fo:font-variant="normal" fo:text-transform="none" style:font-name="Georgia" fo:font-size="10pt" fo:letter-spacing="normal" fo:font-style="normal" fo:font-weight="bold" officeooo:paragraph-rsid="00158717" style:font-weight-asian="bold" style:font-weight-complex="bold"/>
    </style:style>
    <style:style style:name="T1" style:family="text">
      <style:text-properties officeooo:rsid="0018be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vanescence log:</text:p>
      <text:p text:style-name="P5"/>
      <text:p text:style-name="P1">Persona: <text:s/>['Vash Bash']</text:p>
      <text:p text:style-name="P2">Original alignment: <text:s/>Chaotic Evil</text:p>
      <text:p text:style-name="P4"/>
      <text:p text:style-name="P2">Number of saves: <text:s/>1</text:p>
      <text:p text:style-name="P4"/>
      <text:p text:style-name="P2">Save number: <text:s/>0</text:p>
      <text:p text:style-name="P2">Save DC: <text:s/>10</text:p>
      <text:p text:style-name="P2">Stat: <text:s/>Dex</text:p>
      <text:p text:style-name="P2">Modifier: <text:s/>5</text:p>
      <text:p text:style-name="P2">Roll: <text:s/>17</text:p>
      <text:p text:style-name="P2">Success!</text:p>
      <text:p text:style-name="P4"/>
      <text:p text:style-name="P2">Final failcount: <text:s/>0</text:p>
      <text:p text:style-name="P2">SURVIVED!</text:p>
      <text:p text:style-name="P3">Final alignment: <text:s/>Chaotic Evil</text:p>
      <text:p text:style-name="P5"/>
      <text:p text:style-name="P7">Persona: <text:s/>['Nithos']</text:p>
      <text:p text:style-name="P2">Original alignment: <text:s/>Lawful Evil</text:p>
      <text:p text:style-name="P4"/>
      <text:p text:style-name="P2">Number of saves: <text:s/>6</text:p>
      <text:p text:style-name="P4"/>
      <text:p text:style-name="P2">Save number: <text:s/>0</text:p>
      <text:p text:style-name="P2">Save DC: <text:s/>10</text:p>
      <text:p text:style-name="P2">Stat: <text:s/>Dex</text:p>
      <text:p text:style-name="P2">Modifier: <text:s/>3</text:p>
      <text:p text:style-name="P2">Roll: <text:s/>12</text:p>
      <text:p text:style-name="P2">Success!</text:p>
      <text:p text:style-name="P4"/>
      <text:p text:style-name="P2">Save number: <text:s/>1</text:p>
      <text:p text:style-name="P2">Save DC: <text:s/>12</text:p>
      <text:p text:style-name="P2">Stat: <text:s/>Str</text:p>
      <text:p text:style-name="P2">Modifier: <text:s/>3</text:p>
      <text:p text:style-name="P2">Roll: <text:s/>21</text:p>
      <text:p text:style-name="P2">Success!</text:p>
      <text:p text:style-name="P4"/>
      <text:p text:style-name="P2">Save number: <text:s/>2</text:p>
      <text:p text:style-name="P2">Save DC: <text:s/>14</text:p>
      <text:p text:style-name="P2">Stat: <text:s/>Wis</text:p>
      <text:p text:style-name="P2">Modifier: <text:s/>8</text:p>
      <text:p text:style-name="P2">Roll: <text:s/>27</text:p>
      <text:p text:style-name="P2">Success!</text:p>
      <text:p text:style-name="P4"/>
      <text:p text:style-name="P2">Save number: <text:s/>3</text:p>
      <text:p text:style-name="P2">Save DC: <text:s/>16</text:p>
      <text:p text:style-name="P2">Stat: <text:s/>Int</text:p>
      <text:p text:style-name="P2">Modifier: <text:s/>-1</text:p>
      <text:p text:style-name="P2">Roll: <text:s/>13</text:p>
      <text:p text:style-name="P2">Failed save.</text:p>
      <text:p text:style-name="P2">Current alignment total shift: <text:s/>[-1, -1]</text:p>
      <text:p text:style-name="P2">Current alignment progress: <text:s/>Chaotic Neutral</text:p>
      <text:p text:style-name="P2">Current fail count: <text:s/>1</text:p>
      <text:p text:style-name="P4"/>
      <text:p text:style-name="P2">Save number: <text:s/>4</text:p>
      <text:p text:style-name="P2">Save DC: <text:s/>18</text:p>
      <text:p text:style-name="P2">Stat: <text:s/>Str</text:p>
      <text:p text:style-name="P2">Modifier: <text:s/>3</text:p>
      <text:p text:style-name="P2">Roll: <text:s/>20</text:p>
      <text:p text:style-name="P2">Success!</text:p>
      <text:p text:style-name="P4"/>
      <text:p text:style-name="P2">Save number: <text:s/>5</text:p>
      <text:p text:style-name="P2">Save DC: <text:s/>20</text:p>
      <text:p text:style-name="P2">Stat: <text:s/>Con</text:p>
      <text:p text:style-name="P2">Modifier: <text:s/>3</text:p>
      <text:p text:style-name="P2">Roll: <text:s/>6</text:p>
      <text:p text:style-name="P2">Failed save.</text:p>
      <text:p text:style-name="P2">Current alignment total shift: <text:s/>[-2, 0]</text:p>
      <text:p text:style-name="P2">Current alignment progress: <text:s/>Lawful Good</text:p>
      <text:p text:style-name="P2">Current fail count: <text:s/>2</text:p>
      <text:p text:style-name="P4"/>
      <text:p text:style-name="P2">Final failcount: <text:s/>2</text:p>
      <text:p text:style-name="P2">SURVIVED!</text:p>
      <text:p text:style-name="P3">Final alignment: <text:s/>Lawful Good</text:p>
      <text:p text:style-name="P5"/>
      <text:p text:style-name="P6">Rotasere followers percent chance (as CultFanaticDMG): <text:span text:style-name="T1">46.4%</text:span></text:p>
      <text:p text:style-name="P5"/>
      <text:p text:style-name="P1">Persona: <text:s/>['Eres']</text:p>
      <text:p text:style-name="P2">Original alignment: <text:s/>Lawful Good</text:p>
      <text:p text:style-name="P4"/>
      <text:p text:style-name="P2">Number of saves: <text:s/>7</text:p>
      <text:p text:style-name="P4"/>
      <text:p text:style-name="P2">Save number: <text:s/>0</text:p>
      <text:p text:style-name="P2">Save DC: <text:s/>10</text:p>
      <text:p text:style-name="P2">Stat: <text:s/>Wis</text:p>
      <text:p text:style-name="P2">Modifier: <text:s/>6</text:p>
      <text:p text:style-name="P2">Roll: <text:s/>18</text:p>
      <text:p text:style-name="P2">Success!</text:p>
      <text:p text:style-name="P4"/>
      <text:p text:style-name="P2">Save number: <text:s/>1</text:p>
      <text:p text:style-name="P2">Save DC: <text:s/>12</text:p>
      <text:p text:style-name="P2"><text:soft-page-break/>Stat: <text:s/>Wis</text:p>
      <text:p text:style-name="P2">Modifier: <text:s/>6</text:p>
      <text:p text:style-name="P2">Roll: <text:s/>14</text:p>
      <text:p text:style-name="P2">Success!</text:p>
      <text:p text:style-name="P4"/>
      <text:p text:style-name="P2">Save number: <text:s/>2</text:p>
      <text:p text:style-name="P2">Save DC: <text:s/>14</text:p>
      <text:p text:style-name="P2">Stat: <text:s/>Str</text:p>
      <text:p text:style-name="P2">Modifier: <text:s/>1</text:p>
      <text:p text:style-name="P2">Roll: <text:s/>8</text:p>
      <text:p text:style-name="P2">Failed save.</text:p>
      <text:p text:style-name="P2">Current alignment total shift: <text:s/>[-1, -1]</text:p>
      <text:p text:style-name="P2">Current alignment progress: <text:s/>Chaotic Evil</text:p>
      <text:p text:style-name="P2">Current fail count: <text:s/>1</text:p>
      <text:p text:style-name="P4"/>
      <text:p text:style-name="P2">Save number: <text:s/>3</text:p>
      <text:p text:style-name="P2">Save DC: <text:s/>16</text:p>
      <text:p text:style-name="P2">Stat: <text:s/>Wis</text:p>
      <text:p text:style-name="P2">Modifier: <text:s/>6</text:p>
      <text:p text:style-name="P2">Roll: <text:s/>8</text:p>
      <text:p text:style-name="P2">Failed save.</text:p>
      <text:p text:style-name="P2">Current alignment total shift: <text:s/>[-2, -2]</text:p>
      <text:p text:style-name="P2">Current alignment progress: <text:s/>Neutral Neutral</text:p>
      <text:p text:style-name="P2">Current fail count: <text:s/>2</text:p>
      <text:p text:style-name="P4"/>
      <text:p text:style-name="P2">Save number: <text:s/>4</text:p>
      <text:p text:style-name="P2">Save DC: <text:s/>18</text:p>
      <text:p text:style-name="P2">Stat: <text:s/>Int</text:p>
      <text:p text:style-name="P2">Modifier: <text:s/>6</text:p>
      <text:p text:style-name="P2">Roll: <text:s/>26</text:p>
      <text:p text:style-name="P2">Success!</text:p>
      <text:p text:style-name="P4"/>
      <text:p text:style-name="P2">Save number: <text:s/>5</text:p>
      <text:p text:style-name="P2">Save DC: <text:s/>20</text:p>
      <text:p text:style-name="P2">Stat: <text:s/>Dex</text:p>
      <text:p text:style-name="P2">Modifier: <text:s/>4</text:p>
      <text:p text:style-name="P2">Roll: <text:s/>13</text:p>
      <text:p text:style-name="P2">Failed save.</text:p>
      <text:p text:style-name="P2">Current alignment total shift: <text:s/>[-1, -3]</text:p>
      <text:p text:style-name="P2">Current alignment progress: <text:s/>Lawful Evil</text:p>
      <text:p text:style-name="P2">Current fail count: <text:s/>3</text:p>
      <text:p text:style-name="P4"/>
      <text:p text:style-name="P2">Save number: <text:s/>6</text:p>
      <text:p text:style-name="P2">Save DC: <text:s/>22</text:p>
      <text:p text:style-name="P2">Stat: <text:s/>Cha</text:p>
      <text:p text:style-name="P2">Modifier: <text:s/>12</text:p>
      <text:p text:style-name="P2">Roll: <text:s/>24</text:p>
      <text:p text:style-name="P2">Success!</text:p>
      <text:p text:style-name="P4"/>
      <text:p text:style-name="P2">Final failcount: <text:s/>3</text:p>
      <text:p text:style-name="P2">SURVIVED!</text:p>
      <text:p text:style-name="P3">Final alignment: <text:s/>Lawful Evil</text:p>
      <text:p text:style-name="P5"/>
      <text:p text:style-name="P1">Persona: <text:s/>['Uygun']</text:p>
      <text:p text:style-name="P2">Original alignment: <text:s/>Chaotic Good</text:p>
      <text:p text:style-name="P4"/>
      <text:p text:style-name="P2">Number of saves: <text:s/>5</text:p>
      <text:p text:style-name="P4"/>
      <text:p text:style-name="P2">Save number: <text:s/>0</text:p>
      <text:p text:style-name="P2">Save DC: <text:s/>10</text:p>
      <text:p text:style-name="P2">Stat: <text:s/>Con</text:p>
      <text:p text:style-name="P2">Modifier: <text:s/>10</text:p>
      <text:p text:style-name="P2">Roll: <text:s/>13</text:p>
      <text:p text:style-name="P2">Success!</text:p>
      <text:p text:style-name="P4"/>
      <text:p text:style-name="P2">Save number: <text:s/>1</text:p>
      <text:p text:style-name="P2">Save DC: <text:s/>12</text:p>
      <text:p text:style-name="P2">Stat: <text:s/>Wis</text:p>
      <text:p text:style-name="P2">Modifier: <text:s/>16</text:p>
      <text:p text:style-name="P2">Roll: <text:s/>27</text:p>
      <text:p text:style-name="P2">Success!</text:p>
      <text:p text:style-name="P4"/>
      <text:p text:style-name="P2">Save number: <text:s/>2</text:p>
      <text:p text:style-name="P2">Save DC: <text:s/>14</text:p>
      <text:p text:style-name="P2">Stat: <text:s/>Int</text:p>
      <text:p text:style-name="P2">Modifier: <text:s/>7</text:p>
      <text:p text:style-name="P2">Roll: <text:s/>9</text:p>
      <text:p text:style-name="P2">Failed save.</text:p>
      <text:p text:style-name="P2">Current alignment total shift: <text:s/>[-1, 1]</text:p>
      <text:p text:style-name="P2">Current alignment progress: <text:s/>Lawful Evil</text:p>
      <text:p text:style-name="P2">Current fail count: <text:s/>1</text:p>
      <text:p text:style-name="P4"/>
      <text:p text:style-name="P2">Save number: <text:s/>3</text:p>
      <text:p text:style-name="P2">Save DC: <text:s/>16</text:p>
      <text:p text:style-name="P2">Stat: <text:s/>Dex</text:p>
      <text:p text:style-name="P2">Modifier: <text:s/>-1</text:p>
      <text:p text:style-name="P2">Roll: <text:s/>16</text:p>
      <text:p text:style-name="P2">Success!</text:p>
      <text:p text:style-name="P4"/>
      <text:p text:style-name="P2">Save number: <text:s/>4</text:p>
      <text:p text:style-name="P2">Save DC: <text:s/>18</text:p>
      <text:p text:style-name="P2">Stat: <text:s/>Cha</text:p>
      <text:p text:style-name="P2">Modifier: <text:s/>10</text:p>
      <text:p text:style-name="P2">Roll: <text:s/>13</text:p>
      <text:p text:style-name="P2">Failed save.</text:p>
      <text:p text:style-name="P2">Current alignment total shift: <text:s/>[-2, 0]</text:p>
      <text:p text:style-name="P2">Current alignment progress: <text:s/>Chaotic Neutral</text:p>
      <text:p text:style-name="P2">Current fail count: <text:s/>2</text:p>
      <text:p text:style-name="P4"><text:soft-page-break/></text:p>
      <text:p text:style-name="P2">Final failcount: <text:s/>2</text:p>
      <text:p text:style-name="P2">SURVIVED!</text:p>
      <text:p text:style-name="P3">Final alignment: <text:s/>Chaotic Neutral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4T18:02:00.838062853</meta:creation-date>
    <dc:date>2020-08-18T14:50:57.696435599</dc:date>
    <meta:editing-duration>PT8H46M57S</meta:editing-duration>
    <meta:editing-cycles>3</meta:editing-cycles>
    <meta:generator>LibreOffice/6.4.4.2$Linux_X86_64 LibreOffice_project/40$Build-2</meta:generator>
    <meta:document-statistic meta:table-count="0" meta:image-count="0" meta:object-count="0" meta:page-count="3" meta:paragraph-count="161" meta:word-count="441" meta:character-count="2603" meta:non-whitespace-character-count="2187"/>
  </office:meta>
</office:document-meta>
</file>